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mo" svg:font-family="Arimo" style:font-pitch="variable"/>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1bb8" officeooo:paragraph-rsid="000b1bb8"/>
    </style:style>
    <style:style style:name="P2" style:family="paragraph" style:parent-style-name="Standard">
      <style:text-properties style:text-underline-style="solid" style:text-underline-width="auto" style:text-underline-color="font-color" fo:font-weight="bold" officeooo:rsid="000b80bc" officeooo:paragraph-rsid="000b80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b1bb8" officeooo:paragraph-rsid="000b1bb8" style:font-weight-asian="bold" style:font-weight-complex="bold"/>
    </style:style>
    <style:style style:name="P4" style:family="paragraph" style:parent-style-name="Standard">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5" style:family="paragraph" style:parent-style-name="Standard">
      <style:text-properties fo:color="#ff3333" officeooo:rsid="000b1bb8" officeooo:paragraph-rsid="000b1bb8"/>
    </style:style>
    <style:style style:name="P6" style:family="paragraph" style:parent-style-name="Standard">
      <style:text-properties fo:color="#ff3333" style:text-underline-style="solid" style:text-underline-width="auto" style:text-underline-color="font-color" fo:font-weight="bold" officeooo:rsid="000b80bc" officeooo:paragraph-rsid="000b80bc" style:font-weight-asian="bold" style:font-weight-complex="bold"/>
    </style:style>
    <style:style style:name="P7" style:family="paragraph" style:parent-style-name="Standard">
      <style:paragraph-properties fo:break-before="page"/>
      <style:text-properties style:font-name="Bitstream Charter" fo:font-size="12pt" style:text-underline-style="solid" style:text-underline-width="auto" style:text-underline-color="font-color" fo:font-weight="bold" officeooo:rsid="000b80bc" officeooo:paragraph-rsid="000b80bc" style:font-size-asian="10.5pt" style:font-weight-asian="bold" style:font-size-complex="12pt" style:font-weight-complex="bold"/>
    </style:style>
    <style:style style:name="P8"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b80bc" officeooo:paragraph-rsid="000b80bc" style:font-size-asian="10.5pt" style:font-weight-asian="normal" style:font-size-complex="12pt" style:font-weight-complex="normal"/>
    </style:style>
    <style:style style:name="P9"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10"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1"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0da01e"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16cb25"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none" fo:font-weight="normal" officeooo:rsid="000da01e" officeooo:paragraph-rsid="001bc3cf"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text-indent="0.6cm" style:auto-text-indent="false" fo:background-color="transparent"/>
      <style:text-properties style:font-name="Bitstream Charter" fo:font-size="12pt" style:text-underline-style="solid" style:text-underline-width="auto" style:text-underline-color="font-color" fo:font-weight="bold" officeooo:rsid="00112e49" officeooo:paragraph-rsid="001bc3cf" style:font-size-asian="10.5pt" style:font-weight-asian="bold" style:font-size-complex="12pt" style:font-weight-complex="bold"/>
    </style:style>
    <style:style style:name="P15" style:family="paragraph" style:parent-style-name="Standard">
      <loext:graphic-properties draw:fill="none"/>
      <style:paragraph-properties fo:margin-left="0cm" fo:margin-right="0cm" fo:text-align="justify" style:justify-single-word="false" fo:text-indent="0.6cm" style:auto-text-indent="false" fo:background-color="transparent"/>
      <style:text-properties officeooo:paragraph-rsid="00115a65"/>
    </style:style>
    <style:style style:name="P16" style:family="paragraph" style:parent-style-name="Standard" style:master-page-name="">
      <loext:graphic-properties draw:fill="none"/>
      <style:paragraph-properties fo:margin-left="0cm" fo:margin-right="0cm" fo:text-align="justify" style:justify-single-word="false" fo:text-indent="0.6cm" style:auto-text-indent="false" style:page-number="auto" fo:background-color="transparent"/>
      <style:text-properties style:font-name="Bitstream Charter" fo:font-size="12pt" style:text-underline-style="none" fo:font-weight="normal" officeooo:rsid="000b80bc" officeooo:paragraph-rsid="0012f062"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indent="0.6cm" style:auto-text-indent="false" fo:break-before="page" fo:background-color="transparent"/>
      <style:text-properties style:font-name="Bitstream Charter" fo:font-size="12pt" style:text-underline-style="none" fo:font-weight="normal" officeooo:rsid="000b80bc" officeooo:paragraph-rsid="001bc3cf"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bf581" officeooo:paragraph-rsid="000bf581" style:font-size-asian="10.5pt" style:font-weight-asian="bold" style:font-size-complex="12pt" style:font-weight-complex="bold"/>
    </style:style>
    <style:style style:name="P19"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bf581" officeooo:paragraph-rsid="001bc3cf" style:font-size-asian="10.5pt" style:font-weight-asian="bold" style:font-size-complex="12pt" style:font-weight-complex="bold"/>
    </style:style>
    <style:style style:name="P20"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0e9b0f" officeooo:paragraph-rsid="000e9b0f" style:font-size-asian="10.5pt" style:font-weight-asian="bold" style:font-size-complex="12pt" style:font-weight-complex="bold"/>
    </style:style>
    <style:style style:name="P21" style:family="paragraph" style:parent-style-name="Standard">
      <loext:graphic-properties draw:fill="none"/>
      <style:paragraph-properties fo:margin-left="0cm" fo:margin-right="0cm" fo:text-indent="0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22"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0e9b0f" officeooo:paragraph-rsid="000fa0b3" style:font-size-asian="10.5pt" style:font-weight-asian="bold" style:font-size-complex="12pt" style:font-weight-complex="bold"/>
    </style:style>
    <style:style style:name="P24"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12e49" style:font-size-asian="10.5pt" style:font-weight-asian="bold" style:font-size-complex="12pt" style:font-weight-complex="bold"/>
    </style:style>
    <style:style style:name="P25" style:family="paragraph" style:parent-style-name="Standard">
      <loext:graphic-properties draw:fill="none"/>
      <style:paragraph-properties fo:margin-left="0cm" fo:margin-right="0cm" fo:text-indent="0.499cm" style:auto-text-indent="false" fo:background-color="transparent"/>
      <style:text-properties style:font-name="Bitstream Charter" fo:font-size="12pt" style:text-underline-style="solid" style:text-underline-width="auto" style:text-underline-color="font-color" fo:font-weight="bold" officeooo:rsid="00112e49" officeooo:paragraph-rsid="001a57dc" style:font-size-asian="10.5pt" style:font-weight-asian="bold" style:font-size-complex="12pt" style:font-weight-complex="bold"/>
    </style:style>
    <style:style style:name="P26" style:family="paragraph" style:parent-style-name="Standard">
      <loext:graphic-properties draw:fill="none"/>
      <style:paragraph-properties fo:margin-left="0cm" fo:margin-right="0cm" fo:text-indent="0.499cm" style:auto-text-indent="false" fo:break-before="page" fo:background-color="transparent"/>
      <style:text-properties style:text-line-through-style="none" style:text-line-through-type="none" style:font-name="Bitstream Charter" fo:font-size="12pt" style:text-underline-style="solid" style:text-underline-width="auto" style:text-underline-color="font-color" fo:font-weight="bold" officeooo:rsid="001c4f07" officeooo:paragraph-rsid="001c4f07" style:font-size-asian="10.5pt" style:font-weight-asian="bold" style:font-size-complex="12pt" style:font-weight-complex="bold"/>
    </style:style>
    <style:style style:name="T1" style:family="text">
      <style:text-properties officeooo:rsid="000b80bc"/>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ecefe" style:font-weight-asian="normal" style:font-weight-complex="normal"/>
    </style:style>
    <style:style style:name="T5" style:family="text">
      <style:text-properties style:text-underline-style="none" fo:font-weight="normal" officeooo:rsid="00115a65" style:font-weight-asian="normal" style:font-weight-complex="normal"/>
    </style:style>
    <style:style style:name="T6" style:family="text">
      <style:text-properties style:text-underline-style="none" fo:font-weight="normal" officeooo:rsid="00185a43" style:font-weight-asian="normal" style:font-weight-complex="normal"/>
    </style:style>
    <style:style style:name="T7" style:family="text">
      <style:text-properties style:text-underline-style="none" fo:font-weight="normal" officeooo:rsid="00186c37" style:font-weight-asian="normal" style:font-weight-complex="normal"/>
    </style:style>
    <style:style style:name="T8" style:family="text">
      <style:text-properties style:text-underline-style="none" fo:font-weight="normal" officeooo:rsid="001a57dc" style:font-weight-asian="normal" style:font-weight-complex="normal"/>
    </style:style>
    <style:style style:name="T9" style:family="text">
      <style:text-properties style:text-underline-style="none" fo:font-weight="normal" officeooo:rsid="0017c95e" style:font-weight-asian="normal" style:font-weight-complex="normal"/>
    </style:style>
    <style:style style:name="T10" style:family="text">
      <style:text-properties style:text-underline-style="none" fo:font-weight="normal" officeooo:rsid="00183eed" style:font-weight-asian="normal" style:font-weight-complex="normal"/>
    </style:style>
    <style:style style:name="T11" style:family="text">
      <style:text-properties fo:font-weight="normal" style:font-weight-asian="normal" style:font-weight-complex="normal"/>
    </style:style>
    <style:style style:name="T12" style:family="text">
      <style:text-properties officeooo:rsid="000bf581"/>
    </style:style>
    <style:style style:name="T13" style:family="text">
      <style:text-properties officeooo:rsid="000e099c"/>
    </style:style>
    <style:style style:name="T14" style:family="text">
      <style:text-properties fo:font-weight="bold" style:font-weight-asian="bold" style:font-weight-complex="bold"/>
    </style:style>
    <style:style style:name="T15" style:family="text">
      <style:text-properties style:font-name="Bitstream Charter" fo:font-size="12pt" style:text-underline-style="none" fo:font-weight="normal" officeooo:rsid="0017c95e" style:font-size-asian="10.5pt" style:font-weight-asian="normal" style:font-size-complex="12pt" style:font-weight-complex="normal"/>
    </style:style>
    <style:style style:name="T16" style:family="text">
      <style:text-properties style:font-name="Bitstream Charter" fo:font-size="12pt" style:text-underline-style="none" fo:font-weight="normal" officeooo:rsid="00183eed" style:font-size-asian="10.5pt" style:font-weight-asian="normal" style:font-size-complex="12pt" style:font-weight-complex="normal"/>
    </style:style>
    <style:style style:name="T17" style:family="text">
      <style:text-properties style:font-name="Bitstream Charter" fo:font-size="12pt" style:text-underline-style="none" fo:font-weight="normal" officeooo:rsid="00115a65" style:font-size-asian="10.5pt" style:font-weight-asian="normal" style:font-size-complex="12pt" style:font-weight-complex="normal"/>
    </style:style>
    <style:style style:name="T18" style:family="text">
      <style:text-properties style:font-name="Bitstream Charter" fo:font-size="12pt" style:text-underline-style="none" fo:font-weight="normal" officeooo:rsid="00128af5" style:font-size-asian="10.5pt" style:font-weight-asian="normal" style:font-size-complex="12pt" style:font-weight-complex="normal"/>
    </style:style>
    <style:style style:name="T19" style:family="text">
      <style:text-properties officeooo:rsid="00128a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re<text:span text:style-name="T2"> : </text:span><text:span text:style-name="T1">Evolution de la température d’une salle en fonction de l’activité d’ordinateur et de sa ventilation </text:span></text:p>
      <text:p text:style-name="P1"/>
      <text:p text:style-name="P5">Résumé : moins de 10 l. avec objectif, méthode et résultat marquant</text:p>
      <text:p text:style-name="P6">Shanita</text:p>
      <text:p text:style-name="P1"/>
      <text:p text:style-name="P5">intro : le problème, l’équipe, solutions envisageables et celle qu’on a choisi de retenir, plan</text:p>
      <text:p text:style-name="P6">Romane</text:p>
      <text:p text:style-name="P1"/>
      <text:p text:style-name="P1">présentation thématique : 1,5 pages max avec notions principales du thème</text:p>
      <text:p text:style-name="P2">Emilien <text:span text:style-name="T3"><text:s/></text:span><text:span text:style-name="T7">(Romane)</text:span></text:p>
      <text:p text:style-name="P1"/>
      <text:p text:style-name="P1">contribution au projet : pertinent, deux ou trois lignes de codes</text:p>
      <text:p text:style-name="P2">Tous ?</text:p>
      <text:p text:style-name="P1"/>
      <text:p text:style-name="P1">conclusion : <text:s/>bilan rapide sur contributions travail et groupe, compétences et connaissances acquises</text:p>
      <text:p text:style-name="P3">G<text:span text:style-name="T1">abin</text:span></text:p>
      <text:p text:style-name="P1"/>
      <text:p text:style-name="P5">résumé en anglais : traduction du résumé fr</text:p>
      <text:p text:style-name="P6">Shanita</text:p>
      <text:p text:style-name="P1"/>
      <text:p text:style-name="P1">biblio</text:p>
      <text:p text:style-name="P1"/>
      <text:p text:style-name="P1">Annexe :</text:p>
      <text:p text:style-name="P7">Résumé : <text:span text:style-name="T12">Français</text:span></text:p>
      <text:p text:style-name="P4"/>
      <text:p text:style-name="P16">L’objectif que nous nous sommes fixé est de pouvoir observer et modéliser la propagation d’une température qui évolue grâce à une source de chaleur<text:span text:style-name="T14"> </text:span>et une volume d’air plus froid. </text:p>
      <text:p text:style-name="P9">La majorité de notre <text:span text:style-name="T12">temps sur ce projet a été consacrée à la recherche des formules, dans un premier temps, puis à la programmation. Pour réellement constater la validité de notre hypothèse et atteindre notre objectif, plusieurs tests ont été réalisés à la fin de notre projet. </text:span></text:p>
      <text:p text:style-name="P15"><text:span text:style-name="T17">Les résultats importants que l’on a pu constater </text:span><text:span text:style-name="T18">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p>
      <text:p text:style-name="P11"/>
      <text:p text:style-name="P20">Introduction</text:p>
      <text:p text:style-name="P20"><text:span text:style-name="T3"/></text:p>
      <text:p text:style-name="P22"><text:span text:style-name="T3">Notre équipe de développement est composée d</text:span><text:span text:style-name="T5">e </text:span><text:span text:style-name="T3">Gabin MAZUE, Émilien LENDROIT, Shanita NGUYEN et Romane DELABORDE. Après avoir discuté des différents choix possibles pour notre projet final, nous nous sommes rapidement mis d'accord sur une étude thermique.</text:span></text:p>
      <text:p text:style-name="P23"><text:span text:style-name="T3">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 l'étude complexe de la thermodynamique, ainsi que notre niveau d'étude relativement insuffisant.</text:span></text:p>
      <text:p text:style-name="P23"><text:span text:style-name="T3">Tout d'abord, notre modélisation se base sur une salle de dimensions finies ( 5 m de large, 10 m de long, 3 m de hauteur) et dont la température au démarrage est posée et répartie de façon homogène dans toute la pièce. L’ordinateur établi dans notre premier modèle </text:span><text:span text:style-name="T4">[…]. Par soucis de simplification, les ordinateurs, pris en compte dans la suite de notre projet, seront tous de mêmes modèles.</text:span><text:span text:style-name="T3"> De plus, la salle ne possède ni fenêtres, ni portes, </text:span><text:span text:style-name="T6">ni être humains</text:span><text:span text:style-name="T3"> afin de négliger au maximum les transferts thermiques avec l'extérieur. D'autre part, les effets de l'humidité dans l'air sont négligés et la salle étudiée se situe au niveau de la </text:span><text:bookmark text:name="OBJ_PREFIX_DWT68_com_zimbra_date1"/><text:bookmark text:name="OBJ_PREFIX_DWT69_com_zimbra_date1"/><text:bookmark text:name="OBJ_PREFIX_DWT70_com_zimbra_date1"/><text:span text:style-name="T3">mer puisque nous avons posé une valeur précise de la chaleur massique de l'air, qui dépend de l'altitude. </text:span><text:span text:style-name="T6">Enfin, le transfert de chaleur par rayonnement a aussi été négligé, étant nettement négligeable fac à la convection et la conduction.</text:span></text:p>
      <text:p text:style-name="P23"><text:span text:style-name="T3">Quant à l'ordinateur, nous admettons que sa conductivité thermique est constante, ce qui signifie que nous l'assimilons à un unique bloc d'acier. Notre postulat désormais posé, on peut se demander de quelle façon évolue la température dans une salle informatique et </text:span><text:span text:style-name="T8">c</text:span><text:span text:style-name="T3">omment optimiser le placement de </text:span><text:span text:style-name="T8">climatiseurs</text:span><text:span text:style-name="T3"> au sein de cette pièce.<text:line-break/></text:span></text:p>
      <text:p text:style-name="P24"><text:span text:style-name="T3">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text:span><text:span text:style-name="T8">climatiseurs.</text:span></text:p>
      <text:p text:style-name="P24"><text:span text:style-name="T8"/></text:p>
      <text:p text:style-name="P24"><text:span text:style-name="T8"/></text:p>
      <text:p text:style-name="P24"><text:span text:style-name="T2"/></text:p>
      <text:p text:style-name="P21"><text:soft-page-break/>Présentation Thématique</text:p>
      <text:p text:style-name="P21"><text:span text:style-name="T3"/></text:p>
      <text:p text:style-name="P25"><text:span text:style-name="T3">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 trouvée dans le manuel, </text:span><text:span text:style-name="T8">intitulé ‘Introduction aux transferts thermiques’, </text:span><text:span text:style-name="T3"><text:s/>à la bibliothèque des licences. Étant donné que S la surface de contact, m la masse du composant, Cp la chaleur massique et h le coefficient d'échange dont la formule est ci-jointe (), sont des valeurs connues et constantes pour chaque composant, il reste à trouver la température de chaque composant en fonction du temps.</text:span></text:p>
      <text:p text:style-name="P25"><text:span text:style-name="T3">Cette formule a été obtenue grâce à l'exploitation des annales de physique du premier semestre se trouvant à la fin du livret de travaux dirigés {}. D'autre part, la  formule de convection liée à l'intérieur de l'ordinateur est une moyenne volumique des différents composants impliqués.</text:span></text:p>
      <text:p text:style-name="P25"><text:span text:style-name="T3">Concernant la modélisation de la salle, nous avons décidé de négliger les transferts thermiques liés à la conduction au niveau des cases en contact avec le terminal, car ceux-ci sont négligeables par rapport aux mouvements de convection. </text:span></text:p>
      <text:p text:style-name="P26">Contribution</text:p>
      <text:p text:style-name="P17"/>
      <text:p text:style-name="P19">Résumé : Anglais</text:p>
      <text:p text:style-name="P10"/>
      <text:p text:style-name="P13">Our aim for this project is to be able to watch and model a thermal spread which evolve because of a heat source and a colder air volume. </text:p>
      <text:p text:style-name="P13"><text:span text:style-name="T13">A majority of our time on this project was dedicated to our researches for the formulas, first, and then to our computer programs. To truly see the validity of our hypothesis and reach our goal, many tries were made, at the end of our project.</text:span></text:p>
      <text:p text:style-name="P14"><text:span text:style-name="T9">The main results that we could have here were the temperature increase of the various components from the computer, which </text:span><text:span text:style-name="T10">exponentially rise and get at a critical temperature, without then with an air conditioner, the matrix which model the heat spread in the room but also the mean temperature evolution, with and without an air conditioner, which mark the end of our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mo" svg:font-family="Arimo" style:font-pitch="variable"/>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8:31:24.279535968</meta:creation-date>
    <dc:date>2019-04-10T12:27:54.135719186</dc:date>
    <meta:editing-duration>PT39M1S</meta:editing-duration>
    <meta:editing-cycles>7</meta:editing-cycles>
    <meta:generator>LibreOffice/5.2.7.2$Linux_X86_64 LibreOffice_project/20m0$Build-2</meta:generator>
    <meta:document-statistic meta:table-count="0" meta:image-count="0" meta:object-count="0" meta:page-count="5" meta:paragraph-count="34" meta:word-count="959" meta:character-count="5991" meta:non-whitespace-character-count="5056"/>
  </office:meta>
</office:document-meta>
</file>